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0000001C0C49D4A4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371cm" svg:x="1cm" svg:y="8.664cm">
          <draw:image xlink:href="Pictures/10000000000002B0000001C0C49D4A47.png" xlink:type="simple" xlink:show="embed" xlink:actuate="onLoad">
            <text:p/>
          </draw:image>
        </draw:frame>
        <draw:frame draw:style-name="gr2" draw:text-style-name="P2" draw:layer="layout" svg:width="2.293cm" svg:height="1.016cm" svg:x="1.381cm" svg:y="14.716cm">
          <draw:text-box>
            <text:p text:style-name="P2"><text:span text:style-name="T1">Старт</text:span></text:p>
          </draw:text-box>
        </draw:frame>
        <draw:line draw:style-name="gr3" draw:text-style-name="P1" draw:layer="layout" svg:x1="4.302cm" svg:y1="15.224cm" svg:x2="3.413cm" svg:y2="11.414cm">
          <text:p/>
        </draw:line>
        <draw:line draw:style-name="gr3" draw:text-style-name="P1" draw:layer="layout" svg:x1="4.302cm" svg:y1="15.224cm" svg:x2="3.54cm" svg:y2="14.208cm">
          <text:p/>
        </draw:line>
        <draw:line draw:style-name="gr3" draw:text-style-name="P1" draw:layer="layout" svg:x1="4.302cm" svg:y1="15.097cm" svg:x2="4.048cm" svg:y2="18.2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19T21:17:15</dc:date>
    <meta:document-statistic meta:object-count="5"/>
    <meta:generator>LibreOffice/3.6$Linux_X86_64 LibreOffice_project/360m1$Build-3</meta:generator>
  </office:meta>
</office:document-meta>
</file>